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b0a4" officeooo:paragraph-rsid="0015b0a4"/>
    </style:style>
    <style:style style:name="P2" style:family="paragraph" style:parent-style-name="Standard">
      <style:text-properties officeooo:rsid="0015b0a4" officeooo:paragraph-rsid="001c7513"/>
    </style:style>
    <style:style style:name="P3" style:family="paragraph" style:parent-style-name="Standard">
      <style:text-properties officeooo:rsid="0015c84d" officeooo:paragraph-rsid="001c7513"/>
    </style:style>
    <style:style style:name="P4" style:family="paragraph" style:parent-style-name="Standard">
      <style:text-properties officeooo:rsid="001736a5" officeooo:paragraph-rsid="0015c84d"/>
    </style:style>
    <style:style style:name="P5" style:family="paragraph" style:parent-style-name="Standard">
      <style:text-properties officeooo:rsid="001c7513" officeooo:paragraph-rsid="001c7513"/>
    </style:style>
    <style:style style:name="P6" style:family="paragraph" style:parent-style-name="Standard">
      <style:text-properties officeooo:rsid="001e1c38" officeooo:paragraph-rsid="001e1c38"/>
    </style:style>
    <style:style style:name="P7" style:family="paragraph" style:parent-style-name="Standard">
      <style:text-properties officeooo:rsid="001fa265" officeooo:paragraph-rsid="001fa265"/>
    </style:style>
    <style:style style:name="P8" style:family="paragraph" style:parent-style-name="Standard">
      <style:paragraph-properties fo:text-align="justify" style:justify-single-word="false"/>
      <style:text-properties officeooo:rsid="0023bc9b" officeooo:paragraph-rsid="001fa265" fo:background-color="#fff200"/>
    </style:style>
    <style:style style:name="P9" style:family="paragraph" style:parent-style-name="Standard">
      <style:paragraph-properties fo:text-align="justify" style:justify-single-word="false"/>
      <style:text-properties officeooo:rsid="001fb0ae" officeooo:paragraph-rsid="001fb0ae" fo:background-color="#fff200"/>
    </style:style>
    <style:style style:name="P10" style:family="paragraph" style:parent-style-name="Standard">
      <style:paragraph-properties fo:text-align="justify" style:justify-single-word="false"/>
      <style:text-properties officeooo:rsid="00216152" officeooo:paragraph-rsid="00216152" fo:background-color="#fff200"/>
    </style:style>
    <style:style style:name="P11" style:family="paragraph" style:parent-style-name="Standard">
      <style:paragraph-properties fo:text-align="justify" style:justify-single-word="false"/>
      <style:text-properties officeooo:rsid="00224dc8" officeooo:paragraph-rsid="00224dc8" fo:background-color="#fff200"/>
    </style:style>
    <style:style style:name="P12" style:family="paragraph" style:parent-style-name="Standard">
      <style:paragraph-properties fo:text-align="justify" style:justify-single-word="false"/>
      <style:text-properties officeooo:rsid="0023bc9b" officeooo:paragraph-rsid="001fa265"/>
    </style:style>
    <style:style style:name="T1" style:family="text">
      <style:text-properties officeooo:rsid="0015c84d"/>
    </style:style>
    <style:style style:name="T2" style:family="text">
      <style:text-properties officeooo:rsid="001736a5"/>
    </style:style>
    <style:style style:name="T3" style:family="text">
      <style:text-properties officeooo:rsid="00180ea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36a5" style:font-weight-asian="bold" style:font-weight-complex="bold"/>
    </style:style>
    <style:style style:name="T6" style:family="text">
      <style:text-properties fo:font-weight="bold" officeooo:rsid="0015c84d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24f260" fo:background-color="#fff200" loext:char-shading-value="0" style:font-weight-asian="bold" style:font-weight-complex="bold"/>
    </style:style>
    <style:style style:name="T9" style:family="text">
      <style:text-properties fo:font-weight="bold" officeooo:rsid="0020fea2" fo:background-color="#fff200" loext:char-shading-value="0" style:font-weight-asian="bold" style:font-weight-complex="bold"/>
    </style:style>
    <style:style style:name="T10" style:family="text">
      <style:text-properties fo:font-weight="normal" officeooo:rsid="0015c84d" style:font-weight-asian="normal" style:font-weight-complex="normal"/>
    </style:style>
    <style:style style:name="T11" style:family="text">
      <style:text-properties officeooo:rsid="001e1c38"/>
    </style:style>
    <style:style style:name="T12" style:family="text">
      <style:text-properties officeooo:rsid="001e333e"/>
    </style:style>
    <style:style style:name="T13" style:family="text">
      <style:text-properties officeooo:rsid="00216152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1fa265" fo:background-color="#fff200" loext:char-shading-value="0"/>
    </style:style>
    <style:style style:name="T16" style:family="text">
      <style:text-properties officeooo:rsid="0020fea2" fo:background-color="#fff200" loext:char-shading-value="0"/>
    </style:style>
    <style:style style:name="T17" style:family="text">
      <style:text-properties officeooo:rsid="0024f260" fo:background-color="#fff200" loext:char-shading-value="0"/>
    </style:style>
    <style:style style:name="T18" style:family="text">
      <style:text-properties officeooo:rsid="0023f5ec" fo:background-color="#fff200" loext:char-shading-value="0"/>
    </style:style>
    <style:style style:name="T19" style:family="text">
      <style:text-properties officeooo:rsid="0023644a"/>
    </style:style>
    <style:style style:name="T20" style:family="text">
      <style:text-properties officeooo:rsid="0023f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 the last 10 years in the international Employee Benefit sector, I ha<text:span text:style-name="T3">d the opportunity to support corporations with the</text:span> complexity <text:span text:style-name="T3">they</text:span> may experience <text:span text:style-name="T3">while</text:span> juggling with insurance data. <text:span text:style-name="T3">Nowadays, it is an evidence that d</text:span>ata is crucial to the management of any company and can become a real added value <text:span text:style-name="T3">from a business strategic perspective</text:span>, provided that <text:span text:style-name="T3">it is</text:span> correctly interpreted. <text:span text:style-name="T1">Conscious about this need, Fenix has been created. </text:span></text:p>
      <text:p text:style-name="P2"/>
      <text:p text:style-name="P2"><text:span text:style-name="T1">Fenix’s mission is to support you with the </text:span><text:span text:style-name="T6">data integration </text:span><text:span text:style-name="T10">processes</text:span><text:span text:style-name="T1"> in order to guarantee a holistic vision of your business performance, combined with </text:span><text:span text:style-name="T5">data analytic</text:span><text:span text:style-name="T2"> techniques aimed to smooth the data interpretation journey. </text:span></text:p>
      <text:p text:style-name="P3"/>
      <text:p text:style-name="P5">As data quality is at the core of this activity, Fenix <text:span text:style-name="T12">additionally </text:span>offers you <text:span text:style-name="T11">tailor-made</text:span> <text:span text:style-name="T4">technical review</text:span> <text:span text:style-name="T4">services</text:span>, aimed to explore your data providers internal processes <text:span text:style-name="T12">and</text:span> understand how data ha<text:span text:style-name="T12">s</text:span> been <text:span text:style-name="T11">generated, </text:span>built up and <text:span text:style-name="T11">elaborated, before being delivered to you or </text:span>identify<text:span text:style-name="T12">ing</text:span> <text:span text:style-name="T12">potential</text:span> bottlenecks <text:span text:style-name="T12">that</text:span> may affect <text:span text:style-name="T11">their</text:span> quality.</text:p>
      <text:p text:style-name="P5"/>
      <text:p text:style-name="P6">With Fenix, turn data complexity into business decision.</text:p>
      <text:p text:style-name="P4"/>
      <text:p text:style-name="P1"/>
      <text:p text:style-name="P1"/>
      <text:p text:style-name="P7">Data Integration</text:p>
      <text:p text:style-name="P12"><text:span text:style-name="T14">obtaining the best insurance set-up </text:span><text:span text:style-name="T15">often</text:span><text:span text:style-name="T14"> implies the adoption of a </text:span><text:span text:style-name="T7">multi-provider strategy</text:span><text:span text:style-name="T14"> </text:span><text:span text:style-name="T16">with the result of a </text:span><text:span text:style-name="T8">fragmented </text:span><text:span text:style-name="T9">business </text:span><text:span text:style-name="T8">vision</text:span><text:span text:style-name="T17">. Fenix </text:span><text:span text:style-name="T18">a</text:span><text:span text:style-name="T17">ss</text:span><text:span text:style-name="T18">ists</text:span><text:span text:style-name="T17"> you in the data integration process, combining insurance datasets provided by your fronting networks, and building up the business vision you need.</text:span></text:p>
      <text:p text:style-name="P8"/>
      <text:p text:style-name="P9">Data Analy<text:span text:style-name="T13">tic</text:span>s</text:p>
      <text:p text:style-name="P10"><text:span text:style-name="T20">Fenix supports you</text:span> <text:span text:style-name="T20">in understanding the business evolution, </text:span>slicing and dicing your insurance dataset to constantly monitor the business performance and its trends. <text:span text:style-name="T20">The insurance portfolio exploration combined </text:span>benchmark analysis and network surveys <text:span text:style-name="T20">will offer you all the necessary information to run the business in the best interest of your corporation as well as your employees worldwide.</text:span></text:p>
      <text:p text:style-name="P9"/>
      <text:p text:style-name="P9">Technical Reviews</text:p>
      <text:p text:style-name="P11">with a large experience in understanding the mechanisms behind the evolution of markets across the globe, Fenix <text:span text:style-name="T20">is your partner </text:span>in reviewing <text:span text:style-name="T19">and auditing</text:span> local insurance processes relevant to policy renewals, data processing, reserving, claims management,… <text:span text:style-name="T20">A constructive approach to cooperate with your business partners and ensure you the best of data qua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8:18:40.998884491</meta:creation-date>
    <dc:date>2020-01-06T13:41:44.047446950</dc:date>
    <meta:editing-duration>PT8M48S</meta:editing-duration>
    <meta:editing-cycles>1</meta:editing-cycles>
    <meta:document-statistic meta:table-count="0" meta:image-count="0" meta:object-count="0" meta:page-count="1" meta:paragraph-count="10" meta:word-count="324" meta:character-count="2166" meta:non-whitespace-character-count="1850"/>
    <meta:generator>LibreOffice/6.0.7.3$Linux_X86_64 LibreOffice_project/00m0$Build-3</meta:generator>
  </office:meta>
</office:document-meta>
</file>